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eaee" officeooo:paragraph-rsid="0001eaee"/>
    </style:style>
    <style:style style:name="P2" style:family="paragraph" style:parent-style-name="Standard" style:list-style-name="L1">
      <style:text-properties officeooo:rsid="0001eaee" officeooo:paragraph-rsid="0001eaee"/>
    </style:style>
    <style:style style:name="P3" style:family="paragraph" style:parent-style-name="Standard">
      <style:text-properties officeooo:rsid="00027d1f" officeooo:paragraph-rsid="00027d1f"/>
    </style:style>
    <style:style style:name="P4" style:family="paragraph" style:parent-style-name="Standard">
      <style:text-properties officeooo:rsid="000480c7" officeooo:paragraph-rsid="000480c7"/>
    </style:style>
    <style:style style:name="P5" style:family="paragraph" style:parent-style-name="Standard">
      <style:text-properties officeooo:rsid="0005e87a" officeooo:paragraph-rsid="0005e87a"/>
    </style:style>
    <style:style style:name="P6" style:family="paragraph" style:parent-style-name="Standard">
      <style:text-properties officeooo:rsid="000769d6" officeooo:paragraph-rsid="000769d6"/>
    </style:style>
    <style:style style:name="P7" style:family="paragraph" style:parent-style-name="Standard">
      <style:text-properties officeooo:rsid="000897d3" officeooo:paragraph-rsid="000897d3"/>
    </style:style>
    <style:style style:name="P8" style:family="paragraph" style:parent-style-name="Standard" style:list-style-name="L2">
      <style:text-properties officeooo:rsid="000897d3" officeooo:paragraph-rsid="000897d3"/>
    </style:style>
    <style:style style:name="P9" style:family="paragraph" style:parent-style-name="Standard">
      <style:text-properties officeooo:rsid="000a52b7" officeooo:paragraph-rsid="000a52b7"/>
    </style:style>
    <style:style style:name="P10" style:family="paragraph" style:parent-style-name="Standard">
      <style:text-properties officeooo:rsid="000afb96" officeooo:paragraph-rsid="000afb9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80c7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 1</text:p>
      <text:p text:style-name="P1"/>
      <text:p text:style-name="P1">Teoria geral dos Sistemas – TGS</text:p>
      <text:p text:style-name="P1"/>
      <text:p text:style-name="P1">O que será abordado</text:p>
      <text:p text:style-name="P1"/>
      <text:list xml:id="list1452608991376186268" text:style-name="L1">
        <text:list-item>
          <text:p text:style-name="P2">TGS, Informação e Dado;</text:p>
        </text:list-item>
        <text:list-item>
          <text:p text:style-name="P2">Organização e competitividade;</text:p>
        </text:list-item>
        <text:list-item>
          <text:p text:style-name="P2">Sistemas de informação;</text:p>
        </text:list-item>
      </text:list>
      <text:p text:style-name="P1"/>
      <text:p text:style-name="P1"/>
      <text:p text:style-name="P1">Teoria Geral dos Sistemas – TGS</text:p>
      <text:p text:style-name="P1"/>
      <text:p text:style-name="P1">É uma abrodagem estruturalista que busca integração de abordagens clássicas vindas da administração e nas relações humanas.</text:p>
      <text:p text:style-name="P1"/>
      <text:p text:style-name="P3"><text:span text:style-name="T1">Sistema</text:span> qualquer entidade conceitual ou fisica, composta por partes <text:span text:style-name="T2">ou sub-sistemas, </text:span><text:s/>inter-relacionadas e interdependetes <text:span text:style-name="T2">para uma funcionalidade final, e assim <text:s/>atingido um objetivo.</text:span></text:p>
      <text:p text:style-name="P3"/>
      <text:p text:style-name="P4">Há dois tipos de sistemas, os sistemas <text:span text:style-name="T3">abertos </text:span>e sistemas <text:span text:style-name="T3">fechados</text:span>.</text:p>
      <text:p text:style-name="P4"/>
      <text:p text:style-name="P4"><text:span text:style-name="T1">Sistemas fechados</text:span> são sistemas que podem haver alteraçoes mas são muito poucas. Nele podemos dividir em mais tres categorias, <text:span text:style-name="T3">estáticos</text:span>, <text:span text:style-name="T3">dinamicos </text:span>e <text:span text:style-name="T3">cibernético simples</text:span>…</text:p>
      <text:p text:style-name="P4"/>
      <text:p text:style-name="P4">estáticos: podemos classificar os mapas, sistemas solar, podem ocorrer alterações mas são muito poucas ou quase nenhuma.</text:p>
      <text:p text:style-name="P4">Dinamicos: os sistemas dinamicos eles sofrem alterações mas sempre seguem uma lógica q não mude ou quase não mude, exemplo, relógio.</text:p>
      <text:p text:style-name="P4"/>
      <text:p text:style-name="P4">Cibernéticos simples: exemplo, termostados</text:p>
      <text:p text:style-name="P4"/>
      <text:p text:style-name="P4"/>
      <text:p text:style-name="P4">sistemas abertos (eles podem ser auto reguláveis)</text:p>
      <text:p text:style-name="P4">exemplos: vida vegetal, onde dentro dele podemos ter vários outros sub-sistemas. <text:s/>Esse tipo de sistema há alterações, eles são mais complexos, e para que se consiga analisar, administrar, organizar é preferivel dividi-los em sub-sistemas para que se possa administrar.</text:p>
      <text:p text:style-name="P4"/>
      <text:p text:style-name="P5">Sistemas abertos sempre estão dentro de um ambiente, eles possuiem entrada, com dadods, informaçoes, processamento, onde pegamos essa informações, e saidas, onde são os resultados obtidos com as informações passadas.</text:p>
      <text:p text:style-name="P5"/>
      <text:p text:style-name="P5">Há também duas ocorrencias que ocorrem dentro de um sistema, pode ser chamados de omeostase e entropia</text:p>
      <text:p text:style-name="P5"/>
      <text:p text:style-name="P5">Omeostase vem da ideia de o sistema ter algum problema, ou seja que a saida não seja aquela que seja esperada.</text:p>
      <text:p text:style-name="P5">Entropia, <text:s/>da a ideia de que algo está saindo podendo interferir em outros ambientes ou sistemas.</text:p>
      <text:p text:style-name="P5">E pra finalizar temos o feedback, são as informações passadas onde podemos fazer melhorias, mudanças no sistemas;</text:p>
      <text:p text:style-name="P5"/>
      <text:p text:style-name="P6"><text:soft-page-break/>Sisema de informação: é um conjunto de componentes relacionados entre si que coletam, reculperam, processam, e distribuem informações que servem para apoiar tomadas de decisoes, controle, e organização;</text:p>
      <text:p text:style-name="P6"/>
      <text:p text:style-name="P7">informações é um dado ou conjunto de dados, organizados e apresentados de forma util e com significado. Ele ajuda a tomar <text:s/>decisoes, ter controle. </text:p>
      <text:p text:style-name="P7">Elas são categorizadas por seu conteudo ou setor que transitam sobre organizações.</text:p>
      <text:p text:style-name="P7"/>
      <text:p text:style-name="P7"/>
      <text:p text:style-name="P7"/>
      <text:p text:style-name="P7">Dados são sequencias de fatos ainda não analizados, antes de ser organizados de forma compreensivel.</text:p>
      <text:p text:style-name="P7"/>
      <text:p text:style-name="P7">Classificação das informações organizaçionais</text:p>
      <text:p text:style-name="P7"/>
      <text:list xml:id="list8526467035049429164" text:style-name="L2">
        <text:list-item>
          <text:p text:style-name="P8">estruturadas</text:p>
        </text:list-item>
        <text:list-item>
          <text:p text:style-name="P8">semiestruturadas</text:p>
        </text:list-item>
        <text:list-item>
          <text:p text:style-name="P8">não estruturadas</text:p>
        </text:list-item>
      </text:list>
      <text:p text:style-name="P7"/>
      <text:p text:style-name="P7">em nivel de gerenciamento operacional essas informações são estruturadas fáceis de tratar. Num nivel superior num nivel tatico essas informações já podem estar semiestruturadas pois a informação está ali para que se possa ter algum tipo de decisão. E por fim num nivel estratégico essas informações já não estão estruturadas e cabe ao administrador com as informações levantadas tomar as decisões.</text:p>
      <text:p text:style-name="P7"/>
      <text:p text:style-name="P9">Aplicação</text:p>
      <text:p text:style-name="P9"/>
      <text:p text:style-name="P9">a informação é o conceito principal na area de sistemas de informação;</text:p>
      <text:p text:style-name="P9"/>
      <text:p text:style-name="P9">na sociedade atual, informação é o recurso mais valioso e importante nas organizações; pois qualquer dado não levantado ou perdido pode acarretar perdas as organizações.</text:p>
      <text:p text:style-name="P9"/>
      <text:p text:style-name="P9">Tecnologia da informação se caracteriza como importante diferencial competitivo nas organizações através de seus sistemas de informação.</text:p>
      <text:p text:style-name="P9"/>
      <text:p text:style-name="P9">A area de sistemas de informação é multidisciplinar. Implica em abordagens técnicas e comportamentais.</text:p>
      <text:p text:style-name="P9"/>
      <text:p text:style-name="P10">Sistemas de informação são sistemas sociotecnicos com base na matematica em normas, tecnologias fisicas e capacidades formais dos sistemas.</text:p>
      <text:p text:style-name="P10"/>
      <text:p text:style-name="P10"/>
      <text:p text:style-name="P5"/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9:29:11.785458339</meta:creation-date>
    <dc:date>2016-09-18T21:06:13.887886103</dc:date>
    <meta:editing-duration>PT1H4M28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2" meta:paragraph-count="36" meta:word-count="532" meta:character-count="3603" meta:non-whitespace-character-count="3105"/>
  </office:meta>
</office:document-meta>
</file>